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2.5cm" svg:stroke-color="#000000" draw:marker-start-width="3.05cm" draw:marker-end-width="3.05cm" draw:fill="solid" draw:fill-color="#ffffff" draw:textarea-horizontal-align="justify" draw:textarea-vertical-align="middle" draw:auto-grow-height="false" fo:min-height="20.813cm" fo:min-width="20.531cm" fo:padding-top="1.375cm" fo:padding-bottom="1.375cm" fo:padding-left="1.5cm" fo:padding-right="1.5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000000" draw:textarea-vertical-align="middle" draw:auto-grow-height="false" fo:min-height="5.347cm" fo:min-width="17.032cm" fo:wrap-option="wrap" loext:decorative="false"/>
    </style:style>
    <style:style style:name="P1" style:family="paragraph">
      <loext:graphic-properties draw:fill="solid" draw:fill-color="#ffffff"/>
      <style:paragraph-properties fo:text-align="center" style:writing-mode="lr-tb"/>
      <style:text-properties fo:font-size="96pt"/>
    </style:style>
    <style:style style:name="P2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3.275cm" svg:height="33.321cm" svg:x="0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6.709cm" svg:height="13.739cm" draw:transform="rotate (0.931133155938975) translate (4.529cm 23.52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cm" fo:page-height="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10T19:12:28.654000000</meta:creation-date>
    <dc:date>2024-09-12T16:52:48.118000000</dc:date>
    <meta:editing-duration>PT16M33S</meta:editing-duration>
    <meta:editing-cycles>10</meta:editing-cycles>
    <meta:generator>LibreOffice/7.6.2.1$Windows_X86_64 LibreOffice_project/56f7684011345957bbf33a7ee678afaf4d2ba333</meta:generator>
    <meta:document-statistic meta:object-count="2"/>
  </office:meta>
</office:document-meta>
</file>